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0609d"/>
    </style:style>
    <style:style style:name="P2" style:family="paragraph" style:parent-style-name="Standard">
      <style:text-properties officeooo:paragraph-rsid="0000609d"/>
    </style:style>
    <style:style style:name="P3" style:family="paragraph" style:parent-style-name="Standard">
      <style:text-properties style:font-name="Arial" officeooo:paragraph-rsid="0000609d"/>
    </style:style>
    <style:style style:name="P4" style:family="paragraph" style:parent-style-name="Standard">
      <style:paragraph-properties style:line-height-at-least="0.503cm"/>
      <style:text-properties fo:color="#cccccc" style:font-name="Droid Sans Mono" fo:font-size="10.5pt" fo:font-weight="normal" fo:background-color="#1f1f1f"/>
    </style:style>
    <style:style style:name="P5" style:family="paragraph" style:parent-style-name="Standard">
      <style:text-properties fo:color="#cccccc" style:font-name="Droid Sans Mono" fo:font-size="10.5pt" fo:font-weight="normal" officeooo:paragraph-rsid="00068484" fo:background-color="#1f1f1f"/>
    </style:style>
    <style:style style:name="P6" style:family="paragraph" style:parent-style-name="Standard">
      <style:paragraph-properties style:line-height-at-least="0.503cm"/>
    </style:style>
    <style:style style:name="P7" style:family="paragraph" style:parent-style-name="Standard">
      <style:paragraph-properties style:line-height-at-least="0.503cm"/>
      <style:text-properties officeooo:paragraph-rsid="00068484"/>
    </style:style>
    <style:style style:name="P8" style:family="paragraph" style:parent-style-name="Standard">
      <style:paragraph-properties style:line-height-at-least="0.503cm"/>
      <style:text-properties officeooo:paragraph-rsid="0007cbdf"/>
    </style:style>
    <style:style style:name="P9" style:family="paragraph" style:parent-style-name="Standard">
      <style:paragraph-properties style:line-height-at-least="0.503cm"/>
      <style:text-properties fo:color="#d4d4d4" style:font-name="Droid Sans Mono" fo:font-size="10.5pt" fo:font-weight="normal" fo:background-color="#1f1f1f"/>
    </style:style>
    <style:style style:name="P10" style:family="paragraph" style:parent-style-name="Standard">
      <style:text-properties officeooo:paragraph-rsid="00067c1b"/>
    </style:style>
    <style:style style:name="P11" style:family="paragraph" style:parent-style-name="Standard">
      <style:text-properties officeooo:paragraph-rsid="00068484"/>
    </style:style>
    <style:style style:name="P12" style:family="paragraph" style:parent-style-name="Text_20_body" style:list-style-name="L1"/>
    <style:style style:name="P13" style:family="paragraph" style:parent-style-name="Text_20_body">
      <style:text-properties officeooo:paragraph-rsid="0000609d"/>
    </style:style>
    <style:style style:name="P14" style:family="paragraph" style:parent-style-name="Text_20_body" style:list-style-name="L5"/>
    <style:style style:name="P15" style:family="paragraph" style:parent-style-name="Text_20_body">
      <style:text-properties officeooo:paragraph-rsid="0006374c"/>
    </style:style>
    <style:style style:name="P16" style:family="paragraph" style:parent-style-name="Text_20_body">
      <style:text-properties officeooo:paragraph-rsid="00067c1b"/>
    </style:style>
    <style:style style:name="P17" style:family="paragraph" style:parent-style-name="Text_20_body">
      <style:text-properties officeooo:paragraph-rsid="00068484"/>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5">
      <style:paragraph-properties fo:margin-top="0cm" fo:margin-bottom="0cm" loext:contextual-spacing="false"/>
    </style:style>
    <style:style style:name="P21" style:family="paragraph" style:parent-style-name="Text_20_body" style:list-style-name="L1">
      <style:paragraph-properties fo:margin-top="0cm" fo:margin-bottom="0cm" loext:contextual-spacing="false"/>
      <style:text-properties fo:font-weight="bold" officeooo:rsid="0006374c" officeooo:paragraph-rsid="0006374c" style:font-weight-asian="bold" style:font-weight-complex="bold"/>
    </style:style>
    <style:style style:name="P22" style:family="paragraph">
      <loext:graphic-properties draw:fill="none" draw:fill-color="#ffffff"/>
    </style:style>
    <style:style style:name="T1" style:family="text">
      <style:text-properties style:font-name="Arial"/>
    </style:style>
    <style:style style:name="T2" style:family="text">
      <style:text-properties style:font-name="Arial" officeooo:rsid="0004b9d7"/>
    </style:style>
    <style:style style:name="T3" style:family="text">
      <style:text-properties style:font-name="Arial" fo:font-weight="normal" officeooo:rsid="00061fa3" style:font-weight-asian="normal" style:font-weight-complex="normal"/>
    </style:style>
    <style:style style:name="T4" style:family="text">
      <style:text-properties style:font-name="Arial" fo:font-weight="normal" officeooo:rsid="00067c1b" style:font-weight-asian="normal" style:font-weight-complex="normal"/>
    </style:style>
    <style:style style:name="T5" style:family="text">
      <style:text-properties style:font-name="Arial" fo:font-weight="normal" officeooo:rsid="00068484" style:font-weight-asian="normal" style:font-weight-complex="normal"/>
    </style:style>
    <style:style style:name="T6" style:family="text">
      <style:text-properties style:font-name="Arial" officeooo:rsid="00061fa3"/>
    </style:style>
    <style:style style:name="T7" style:family="text">
      <style:text-properties style:font-name="Arial" fo:font-weight="bold" officeooo:rsid="00067c1b" style:font-weight-asian="bold" style:font-weight-complex="bold"/>
    </style:style>
    <style:style style:name="T8" style:family="text">
      <style:text-properties style:font-name="Arial" fo:font-weight="bold" officeooo:rsid="00068484" style:font-weight-asian="bold" style:font-weight-complex="bold"/>
    </style:style>
    <style:style style:name="T9" style:family="text">
      <style:text-properties style:font-name="Arial" fo:font-weight="bold" officeooo:rsid="0006374c" style:font-weight-asian="bold" style:font-weight-complex="bold"/>
    </style:style>
    <style:style style:name="T10" style:family="text">
      <style:text-properties style:font-name="Arial" officeooo:rsid="0006374c"/>
    </style:style>
    <style:style style:name="T11" style:family="text">
      <style:text-properties style:font-name="Arial" officeooo:rsid="00067c1b"/>
    </style:style>
    <style:style style:name="T12" style:family="text">
      <style:text-properties style:font-name="Arial" officeooo:rsid="00068484"/>
    </style:style>
    <style:style style:name="T13" style:family="text">
      <style:text-properties style:font-name="Arial" officeooo:rsid="0007cbdf"/>
    </style:style>
    <style:style style:name="T14" style:family="text">
      <style:text-properties fo:color="#cccccc" style:font-name="Droid Sans Mono" fo:font-size="10.5pt" fo:font-weight="normal" fo:background-color="#1f1f1f" loext:char-shading-value="0"/>
    </style:style>
    <style:style style:name="T15" style:family="text">
      <style:text-properties fo:color="#cccccc" style:font-name="Droid Sans Mono" fo:font-size="10.5pt" fo:font-weight="normal" officeooo:rsid="00061fa3" fo:background-color="#1f1f1f" loext:char-shading-value="0" style:font-weight-asian="normal" style:font-weight-complex="normal"/>
    </style:style>
    <style:style style:name="T16" style:family="text">
      <style:text-properties fo:color="#cccccc" style:font-name="Droid Sans Mono" fo:font-size="10.5pt" fo:font-weight="normal" officeooo:rsid="00068484" fo:background-color="#1f1f1f" loext:char-shading-value="0" style:font-weight-asian="normal" style:font-weight-complex="normal"/>
    </style:style>
    <style:style style:name="T17" style:family="text">
      <style:text-properties fo:color="#569cd6"/>
    </style:style>
    <style:style style:name="T18" style:family="text">
      <style:text-properties fo:color="#569cd6" style:font-name="Droid Sans Mono" fo:font-size="10.5pt" fo:font-weight="normal" officeooo:rsid="00061fa3" fo:background-color="#1f1f1f" loext:char-shading-value="0" style:font-weight-asian="normal" style:font-weight-complex="normal"/>
    </style:style>
    <style:style style:name="T19" style:family="text">
      <style:text-properties fo:color="#dcdcaa"/>
    </style:style>
    <style:style style:name="T20" style:family="text">
      <style:text-properties fo:color="#dcdcaa" style:font-name="Droid Sans Mono" fo:font-size="10.5pt" fo:font-weight="normal" officeooo:rsid="00061fa3" fo:background-color="#1f1f1f" loext:char-shading-value="0" style:font-weight-asian="normal" style:font-weight-complex="normal"/>
    </style:style>
    <style:style style:name="T21" style:family="text">
      <style:text-properties fo:color="#9cdcfe"/>
    </style:style>
    <style:style style:name="T22" style:family="text">
      <style:text-properties fo:color="#9cdcfe" style:font-name="Droid Sans Mono" fo:font-size="10.5pt" fo:font-weight="normal" fo:background-color="#1f1f1f" loext:char-shading-value="0"/>
    </style:style>
    <style:style style:name="T23" style:family="text">
      <style:text-properties fo:color="#9cdcfe" style:font-name="Droid Sans Mono" fo:font-size="10.5pt" fo:font-weight="normal" officeooo:rsid="00061fa3" fo:background-color="#1f1f1f" loext:char-shading-value="0" style:font-weight-asian="normal" style:font-weight-complex="normal"/>
    </style:style>
    <style:style style:name="T24" style:family="text">
      <style:text-properties fo:color="#d4d4d4"/>
    </style:style>
    <style:style style:name="T25" style:family="text">
      <style:text-properties fo:color="#d4d4d4" style:font-name="Droid Sans Mono" fo:font-size="10.5pt" fo:font-weight="normal" fo:background-color="#1f1f1f" loext:char-shading-value="0"/>
    </style:style>
    <style:style style:name="T26" style:family="text">
      <style:text-properties fo:color="#d4d4d4" style:font-name="Droid Sans Mono" fo:font-size="10.5pt" fo:font-weight="normal" officeooo:rsid="00061fa3" fo:background-color="#1f1f1f" loext:char-shading-value="0" style:font-weight-asian="normal" style:font-weight-complex="normal"/>
    </style:style>
    <style:style style:name="T27" style:family="text">
      <style:text-properties fo:color="#d4d4d4" style:font-name="Droid Sans Mono" fo:font-size="10.5pt" fo:font-weight="normal" officeooo:rsid="00061fa3" fo:background-color="#1f1f1f" loext:char-shading-value="0"/>
    </style:style>
    <style:style style:name="T28" style:family="text">
      <style:text-properties fo:color="#b5cea8"/>
    </style:style>
    <style:style style:name="T29" style:family="text">
      <style:text-properties fo:color="#b5cea8" style:font-name="Droid Sans Mono" fo:font-size="10.5pt" fo:font-weight="normal" fo:background-color="#1f1f1f" loext:char-shading-value="0"/>
    </style:style>
    <style:style style:name="T30" style:family="text">
      <style:text-properties fo:color="#b5cea8" style:font-name="Droid Sans Mono" fo:font-size="10.5pt" fo:font-weight="normal" officeooo:rsid="00061fa3" fo:background-color="#1f1f1f" loext:char-shading-value="0" style:font-weight-asian="normal" style:font-weight-complex="normal"/>
    </style:style>
    <style:style style:name="T31" style:family="text">
      <style:text-properties fo:color="#c586c0"/>
    </style:style>
    <style:style style:name="T32" style:family="text">
      <style:text-properties fo:color="#c586c0" style:font-name="Droid Sans Mono" fo:font-size="10.5pt" fo:font-weight="normal" officeooo:rsid="00068484" fo:background-color="#1f1f1f" loext:char-shading-value="0" style:font-weight-asian="normal" style:font-weight-complex="normal"/>
    </style:style>
    <style:style style:name="T33" style:family="text">
      <style:text-properties officeooo:rsid="00067c1b"/>
    </style:style>
    <style:style style:name="T34" style:family="text">
      <style:text-properties fo:color="#ce9178" style:font-name="Droid Sans Mono" fo:font-size="10.5pt" fo:font-weight="normal" officeooo:rsid="00061fa3" fo:background-color="#1f1f1f" loext:char-shading-value="0"/>
    </style:style>
    <style:style style:name="T35" style:family="text">
      <style:text-properties fo:color="#4ec9b0"/>
    </style:style>
    <style:style style:name="T36" style:family="text">
      <style:text-properties fo:color="#4ec9b0" style:font-name="Droid Sans Mono" fo:font-size="10.5pt" fo:font-weight="normal" officeooo:rsid="00068484" fo:background-color="#1f1f1f" loext:char-shading-value="0"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5.607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text:span></text:h>
      <text:p text:style-name="Title"><text:span text:style-name="Strong_20_Emphasis"><text:span text:style-name="T1">Advanced Algorithms and Data Structures R</text:span></text:span><text:span text:style-name="Strong_20_Emphasis"><text:span text:style-name="T2">eport</text:span></text:span></text:p>
      <text:p text:style-name="P13"><text:span text:style-name="Strong_20_Emphasis"><text:span text:style-name="T1">Exercise </text:span></text:span><text:span text:style-name="Strong_20_Emphasis"><text:span text:style-name="T2">1</text:span></text:span><text:span text:style-name="Strong_20_Emphasis"><text:span text:style-name="T1">: Binary Search</text:span></text:span></text:p>
      <text:p text:style-name="P13"><text:span text:style-name="Strong_20_Emphasis"><text:span text:style-name="T6">Problem Representation::</text:span></text:span><text:span text:style-name="Strong_20_Emphasis"><text:span text:style-name="T3"><text:line-break/></text:span></text:span><text:span text:style-name="Strong_20_Emphasis"><text:span text:style-name="T26">Entrée : nums = [</text:span></text:span><text:span text:style-name="Strong_20_Emphasis"><text:span text:style-name="T30">1</text:span></text:span><text:span text:style-name="Strong_20_Emphasis"><text:span text:style-name="T26">, </text:span></text:span><text:span text:style-name="Strong_20_Emphasis"><text:span text:style-name="T30">3</text:span></text:span><text:span text:style-name="Strong_20_Emphasis"><text:span text:style-name="T26">, </text:span></text:span><text:span text:style-name="Strong_20_Emphasis"><text:span text:style-name="T30">5</text:span></text:span><text:span text:style-name="Strong_20_Emphasis"><text:span text:style-name="T26">, </text:span></text:span><text:span text:style-name="Strong_20_Emphasis"><text:span text:style-name="T30">7</text:span></text:span><text:span text:style-name="Strong_20_Emphasis"><text:span text:style-name="T26">, </text:span></text:span><text:span text:style-name="Strong_20_Emphasis"><text:span text:style-name="T30">9</text:span></text:span><text:span text:style-name="Strong_20_Emphasis"><text:span text:style-name="T26">, </text:span></text:span><text:span text:style-name="Strong_20_Emphasis"><text:span text:style-name="T30">11</text:span></text:span><text:span text:style-name="Strong_20_Emphasis"><text:span text:style-name="T26">, </text:span></text:span><text:span text:style-name="Strong_20_Emphasis"><text:span text:style-name="T30">15</text:span></text:span><text:span text:style-name="Strong_20_Emphasis"><text:span text:style-name="T26">], target = </text:span></text:span><text:span text:style-name="Strong_20_Emphasis"><text:span text:style-name="T30">6</text:span></text:span><text:span text:style-name="Strong_20_Emphasis"><text:span text:style-name="T26"> → Sortie : -</text:span></text:span><text:span text:style-name="Strong_20_Emphasis"><text:span text:style-name="T30">1</text:span></text:span></text:p>
      <text:p text:style-name="P15"><text:span text:style-name="Strong_20_Emphasis"><text:span text:style-name="T10">S</text:span></text:span><text:span text:style-name="Strong_20_Emphasis"><text:span text:style-name="T11">o</text:span></text:span><text:span text:style-name="Strong_20_Emphasis"><text:span text:style-name="T10">lution</text:span></text:span></text:p>
      <text:p text:style-name="P15"><text:span text:style-name="Strong_20_Emphasis"><text:span text:style-name="T3">Given a sorted array of integers, the goal is to find the index of a target element using a more efficient method than linear search. The Binary Search algorithm works by repeatedly dividing the search interval in half. If the value of the target is less than the item in the middle, the search continues in the left half, otherwise in the right half.</text:span></text:span></text:p>
      <text:p text:style-name="P15"><text:span text:style-name="Strong_20_Emphasis">Algorithm: </text:span>Binary Search operates in the following steps:</text:p>
      <text:list xml:id="list1571576499" text:style-name="L5">
        <text:list-item>
          <text:p text:style-name="P20">Initialize two pointers, <text:span text:style-name="Source_20_Text">left</text:span> and <text:span text:style-name="Source_20_Text">right</text:span>, to the beginning and end of the array.</text:p>
        </text:list-item>
        <text:list-item>
          <text:p text:style-name="P20">Find the middle element using the formula:<text:line-break/><text:span text:style-name="Source_20_Text">mid = (left + right) // 2</text:span>.</text:p>
        </text:list-item>
        <text:list-item>
          <text:p text:style-name="P20">If the middle element is equal to the target, return the index.</text:p>
        </text:list-item>
        <text:list-item>
          <text:p text:style-name="P20">If the middle element is less than the target, set <text:span text:style-name="Source_20_Text">left</text:span> to <text:span text:style-name="Source_20_Text">mid + 1</text:span>.</text:p>
        </text:list-item>
        <text:list-item>
          <text:p text:style-name="P20">If the middle element is greater than the target, set <text:span text:style-name="Source_20_Text">right</text:span> to <text:span text:style-name="Source_20_Text">mid - 1</text:span>.</text:p>
        </text:list-item>
        <text:list-item>
          <text:p text:style-name="P14">Repeat the process until the target is found or the search space is exhausted.</text:p>
        </text:list-item>
      </text:list>
      <text:p text:style-name="Text_20_body"><text:span text:style-name="Strong_20_Emphasis">Code Snippet:</text:span></text:p>
      <text:p text:style-name="P2"><text:span text:style-name="Strong_20_Emphasis"><text:span text:style-name="T18">def</text:span></text:span><text:span text:style-name="Strong_20_Emphasis"><text:span text:style-name="T15"> </text:span></text:span><text:span text:style-name="Strong_20_Emphasis"><text:span text:style-name="T20">binary_search</text:span></text:span><text:span text:style-name="Strong_20_Emphasis"><text:span text:style-name="T15">(</text:span></text:span><text:span text:style-name="Strong_20_Emphasis"><text:span text:style-name="T23">nums</text:span></text:span><text:span text:style-name="Strong_20_Emphasis"><text:span text:style-name="T15">, </text:span></text:span><text:span text:style-name="Strong_20_Emphasis"><text:span text:style-name="T23">target</text:span></text:span><text:span text:style-name="Strong_20_Emphasis"><text:span text:style-name="T15">):</text:span></text:span></text:p>
      <text:p text:style-name="P4"><text:span text:style-name="T21">left</text:span>, <text:span text:style-name="T21">right</text:span> <text:span text:style-name="T24">=</text:span> <text:span text:style-name="T28">0</text:span>, <text:span text:style-name="T19">len</text:span>(<text:span text:style-name="T21">nums</text:span>) <text:span text:style-name="T24">-</text:span> <text:span text:style-name="T28">1</text:span></text:p>
      <text:p text:style-name="P4"><text:span text:style-name="T31">while</text:span> <text:span text:style-name="T21">left</text:span> <text:span text:style-name="T24">&lt;=</text:span> <text:span text:style-name="T21">right</text:span>:</text:p>
      <text:p text:style-name="P4"><text:span text:style-name="T21">mid</text:span> <text:span text:style-name="T24">=</text:span> (<text:span text:style-name="T21">left</text:span> <text:span text:style-name="T24">+</text:span> <text:span text:style-name="T21">right</text:span>) <text:span text:style-name="T24">//</text:span> <text:span text:style-name="T28">2</text:span></text:p>
      <text:p text:style-name="P4"><text:span text:style-name="T31">if</text:span> <text:span text:style-name="T21">nums</text:span>[<text:span text:style-name="T21">mid</text:span>] <text:span text:style-name="T24">==</text:span> <text:span text:style-name="T21">target</text:span>:</text:p>
      <text:p text:style-name="P4"><text:span text:style-name="T31">return</text:span> <text:span text:style-name="T21">mid</text:span></text:p>
      <text:p text:style-name="P4"><text:span text:style-name="T31">elif</text:span> <text:span text:style-name="T21">nums</text:span>[<text:span text:style-name="T21">mid</text:span>] <text:span text:style-name="T24">&lt;</text:span> <text:span text:style-name="T21">target</text:span>:</text:p>
      <text:p text:style-name="P4"><text:span text:style-name="T21">left</text:span> <text:span text:style-name="T24">=</text:span> <text:span text:style-name="T21">mid</text:span> <text:span text:style-name="T24">+</text:span> <text:span text:style-name="T28">1</text:span></text:p>
      <text:p text:style-name="P4"><text:span text:style-name="T31">else</text:span>:</text:p>
      <text:p text:style-name="P4"><text:span text:style-name="T21">right</text:span> <text:span text:style-name="T24">=</text:span> <text:span text:style-name="T21">mid</text:span> <text:span text:style-name="T24">-</text:span> <text:span text:style-name="T28">1</text:span></text:p>
      <text:p text:style-name="P4"><text:span text:style-name="T31">return</text:span> <text:span text:style-name="T24">-</text:span><text:span text:style-name="T28">1</text:span></text:p>
      <text:p text:style-name="P6"><text:span text:style-name="Strong_20_Emphasis"><text:span text:style-name="T4"/></text:span></text:p>
      <text:p text:style-name="P16"><text:span text:style-name="Strong_20_Emphasis"><text:span text:style-name="T6">Exercise </text:span></text:span><text:span text:style-name="Strong_20_Emphasis"><text:span text:style-name="T13">2</text:span></text:span><text:span text:style-name="Strong_20_Emphasis"><text:span text:style-name="T6"> : </text:span></text:span><text:span text:style-name="Strong_20_Emphasis"><text:span text:style-name="T7">Graph Traversal</text:span></text:span></text:p>
      <text:p text:style-name="P16"><text:span text:style-name="Strong_20_Emphasis"><text:span text:style-name="T6">Problem Representation:</text:span></text:span></text:p>
      <text:p text:style-name="P10"><text:span text:style-name="Strong_20_Emphasis"><text:span text:style-name="T27">Exemple d</text:span></text:span><text:span text:style-name="Strong_20_Emphasis"><text:span text:style-name="T34">'entrée :</text:span></text:span></text:p>
      <text:p text:style-name="P6"/>
      <text:p text:style-name="P7"><text:span text:style-name="T25">Graph avec les connexions suivantes :</text:span></text:p>
      <text:p text:style-name="P7"><text:span text:style-name="T29">1</text:span><text:span text:style-name="T25"> → </text:span><text:span text:style-name="T29">2</text:span></text:p>
      <text:p text:style-name="P4"><text:span text:style-name="T28">1</text:span><text:span text:style-name="T24"> → </text:span><text:span text:style-name="T28">3</text:span></text:p>
      <text:p text:style-name="P4"><text:soft-page-break/><text:span text:style-name="T28">2</text:span><text:span text:style-name="T24"> → </text:span><text:span text:style-name="T28">4</text:span></text:p>
      <text:p text:style-name="P4"><text:span text:style-name="T28">2</text:span><text:span text:style-name="T24"> → </text:span><text:span text:style-name="T28">5</text:span></text:p>
      <text:p text:style-name="P4"><text:span text:style-name="T28">3</text:span><text:span text:style-name="T24"> → </text:span><text:span text:style-name="T28">6</text:span></text:p>
      <text:p text:style-name="P4"><text:span text:style-name="T28">3</text:span><text:span text:style-name="T24"> → </text:span><text:span text:style-name="T28">7</text:span></text:p>
      <text:p text:style-name="P6"/>
      <text:p text:style-name="P9">Exemple de sortie :</text:p>
      <text:p text:style-name="P6"/>
      <text:p text:style-name="P4"><text:span text:style-name="T24">BFS : [</text:span><text:span text:style-name="T28">1</text:span><text:span text:style-name="T24">, </text:span><text:span text:style-name="T28">2</text:span><text:span text:style-name="T24">, </text:span><text:span text:style-name="T28">3</text:span><text:span text:style-name="T24">, </text:span><text:span text:style-name="T28">4</text:span><text:span text:style-name="T24">, </text:span><text:span text:style-name="T28">5</text:span><text:span text:style-name="T24">, </text:span><text:span text:style-name="T28">6</text:span><text:span text:style-name="T24">, </text:span><text:span text:style-name="T28">7</text:span><text:span text:style-name="T24">]</text:span></text:p>
      <text:p text:style-name="P4"><text:span text:style-name="T24">DFS : [</text:span><text:span text:style-name="T28">1</text:span><text:span text:style-name="T24">, </text:span><text:span text:style-name="T28">2</text:span><text:span text:style-name="T24">, </text:span><text:span text:style-name="T28">4</text:span><text:span text:style-name="T24">, </text:span><text:span text:style-name="T28">5</text:span><text:span text:style-name="T24">, </text:span><text:span text:style-name="T28">3</text:span><text:span text:style-name="T24">, </text:span><text:span text:style-name="T28">6</text:span><text:span text:style-name="T24">, </text:span><text:span text:style-name="T28">7</text:span><text:span text:style-name="T24">]</text:span></text:p>
      <text:p text:style-name="P16"><text:span text:style-name="Strong_20_Emphasis"><text:span text:style-name="T4"/></text:span></text:p>
      <text:p text:style-name="P16"><text:span text:style-name="Strong_20_Emphasis"><text:span text:style-name="T7">Solution</text:span></text:span></text:p>
      <text:p text:style-name="P16"><text:span text:style-name="Strong_20_Emphasis"><text:span text:style-name="T11">Breadth-First Search (BFS):</text:span></text:span><text:span text:style-name="Strong_20_Emphasis"><text:span text:style-name="T4"> BFS explores the graph level by level, starting from the source node. It uses a queue to store the nodes and visits each node at the current level before moving to the next.</text:span></text:span></text:p>
      <text:p text:style-name="P16"><text:span text:style-name="Strong_20_Emphasis"><text:span text:style-name="T11">Depth-First Search (DFS):</text:span></text:span><text:span text:style-name="Strong_20_Emphasis"><text:span text:style-name="T4"> DFS explores the graph by going as deep as possible from the starting node before backtracking. It can be implemented either recursively or using a stack. Here, we implement it recursively.</text:span></text:span></text:p>
      <text:p text:style-name="P17"><text:span text:style-name="Strong_20_Emphasis"><text:span text:style-name="T8">Code snippet</text:span></text:span></text:p>
      <text:p text:style-name="P5"><draw:frame text:anchor-type="paragraph" draw:z-index="0" draw:name="Forme1" draw:style-name="gr1" draw:text-style-name="P22" svg:width="10.161cm" svg:height="5.608cm" svg:x="8.195cm" svg:y="0.386cm"><draw:text-box><text:p><text:s text:c="6"/>def dfs(self, start, visited=None):</text:p><text:p><text:s text:c="8"/>if visited is None:</text:p><text:p><text:s text:c="12"/>visited = set()</text:p><text:p><text:s text:c="8"/>visited.add(start)</text:p><text:p><text:s text:c="8"/>result = [start]</text:p><text:p><text:s text:c="8"/>for neighbor in self.graph.get(start, []):</text:p><text:p><text:s text:c="12"/>if neighbor not in visited:</text:p><text:p><text:s text:c="16"/>result.extend(self.dfs(neighbor, visited))</text:p><text:p><text:s text:c="8"/>return result</text:p></draw:text-box></draw:frame><text:span text:style-name="T17">def</text:span> <text:span text:style-name="T19">bfs</text:span>(<text:span text:style-name="T21">self</text:span>, <text:span text:style-name="T21">start</text:span>):</text:p>
      <text:p text:style-name="P4"><text:span text:style-name="T21">visited</text:span> <text:span text:style-name="T24">=</text:span> <text:span text:style-name="T35">set</text:span>()</text:p>
      <text:p text:style-name="P4"><text:span text:style-name="T21">queue</text:span> <text:span text:style-name="T24">=</text:span> <text:span text:style-name="T35">deque</text:span>([<text:span text:style-name="T21">start</text:span>])</text:p>
      <text:p text:style-name="P6"><text:span text:style-name="T22">result</text:span><text:span text:style-name="T14"> </text:span><text:span text:style-name="T25">=</text:span><text:span text:style-name="T14"> []</text:span></text:p>
      <text:p text:style-name="P4"><text:span text:style-name="T31">while</text:span> <text:span text:style-name="T21">queue</text:span>:</text:p>
      <text:p text:style-name="P4"><text:span text:style-name="T21">node</text:span> <text:span text:style-name="T24">=</text:span> <text:span text:style-name="T21">queue</text:span>.<text:span text:style-name="T19">popleft</text:span>()</text:p>
      <text:p text:style-name="P4"><text:span text:style-name="T31">if</text:span> <text:span text:style-name="T21">node</text:span> <text:span text:style-name="T17">not</text:span> <text:span text:style-name="T17">in</text:span> <text:span text:style-name="T21">visited</text:span>:</text:p>
      <text:p text:style-name="P4"><text:span text:style-name="T21">visited</text:span>.<text:span text:style-name="T19">add</text:span>(<text:span text:style-name="T21">node</text:span>)</text:p>
      <text:p text:style-name="P4"><text:span text:style-name="T21">result</text:span>.<text:span text:style-name="T19">append</text:span>(<text:span text:style-name="T21">node</text:span>)</text:p>
      <text:p text:style-name="P4"><text:span text:style-name="T21">queue</text:span>.<text:span text:style-name="T19">extend</text:span>(<text:span text:style-name="T21">self</text:span>.<text:span text:style-name="T21">graph</text:span>.<text:span text:style-name="T19">get</text:span>(<text:span text:style-name="T21">node</text:span>, []))</text:p>
      <text:p text:style-name="P4"><text:span text:style-name="T31">return</text:span> <text:span text:style-name="T21">result</text:span></text:p>
      <text:p text:style-name="P11"><text:span text:style-name="Strong_20_Emphasis"><text:span text:style-name="T13"/></text:span></text:p>
      <text:p text:style-name="P8"><text:span text:style-name="Strong_20_Emphasis"><text:span text:style-name="T13">Conclusion</text:span></text:span></text:p>
      <text:h text:style-name="Heading_20_3" text:outline-level="3"><text:span text:style-name="Strong_20_Emphasis"><text:span text:style-name="T1">Effectiveness of the Algorithms:</text:span></text:span></text:h>
      <text:p text:style-name="Text_20_body"><text:span text:style-name="T1">Each of the algorithms described—Merge Sort, Binary Search, Merge Intervals, and Kadane’s Algorithm—provides an efficient and optimal solution for the problems at hand.</text:span></text:p>
      <text:list xml:id="list202854268" text:style-name="L1">
        <text:list-item>
          <text:p text:style-name="P18"><text:span text:style-name="Strong_20_Emphasis"><text:span text:style-name="T1">Binary Search</text:span></text:span><text:span text:style-name="T1"> significantly reduces the search time to O(logn) compared to linear search.</text:span></text:p>
        </text:list-item>
        <text:list-item>
          <text:p text:style-name="P21">Graph Traversal ( BFS et DFS) </text:p>
        </text:list-item>
        <text:list-item>
          <text:p text:style-name="P18"><text:span text:style-name="Strong_20_Emphasis"><text:span text:style-name="T1">Merge Intervals</text:span></text:span><text:span text:style-name="T1"> efficiently merges overlapping intervals with a time complexity of O(nlogn) due to sorting.</text:span></text:p>
        </text:list-item>
        <text:list-item>
          <text:p text:style-name="P12"><text:span text:style-name="Strong_20_Emphasis"><text:span text:style-name="T1">Kadane’s Algorithm</text:span></text:span><text:span text:style-name="T1"> solves the maximum subarray sum problem in linear time O(n), making it highly efficient for large datasets.</text:span><text:span text:style-name="Strong_20_Emphasis"><text:span text:style-name="T1">Repository Link:</text:span></text:span></text:p>
        </text:list-item>
      </text:list>
      <text:p text:style-name="Text_20_body"><text:span text:style-name="T1">You can access the code and full report on my GitHub repository here:<text:line-break/></text:span><text:a xlink:type="simple" xlink:href="https://github.com/ousmanelagrange/td-advanced-algorithms" text:style-name="Internet_20_link" text:visited-style-name="Visited_20_Internet_20_Link"><text:span text:style-name="T1">https://github.com/ousmanelagrange/td-advanced-algorithms</text:span></text:a><text:span text:style-name="T1"> </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4T21:47:11.107407045</meta:creation-date>
    <meta:editing-duration>PT7M47S</meta:editing-duration>
    <meta:editing-cycles>2</meta:editing-cycles>
    <meta:generator>LibreOffice/6.4.7.2$Linux_X86_64 LibreOffice_project/40$Build-2</meta:generator>
    <dc:date>2025-02-04T23:45:50.251965288</dc:date>
    <meta:document-statistic meta:table-count="0" meta:image-count="0" meta:object-count="0" meta:page-count="2" meta:paragraph-count="60" meta:word-count="498" meta:character-count="2808" meta:non-whitespace-character-count="2380"/>
  </office:meta>
</office:document-meta>
</file>